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tti fondamentali</text:p>
      <text:p text:style-name="P1">GFF:</text:p>
      <text:p text:style-name="P1">9 colonne per riga, descrivono cromosoma, da dove deriva l'annotazione (es. ensembl), tipo di sequenza, start, end, score, strand (+ forward, - reverse), frame di lettura e attributi vari (informazioni aggiuntive)</text:p>
      <text:p text:style-name="P1"/>
      <text:p text:style-name="P1">Fastq:</text:p>
      <text:p text:style-name="P1">-@ per indicare frammento di DNA</text:p>
      <text:p text:style-name="P1">- sequenza di nucleotidi</text:p>
      <text:p text:style-name="P1">-solo un + con eventualmente lo stesso commento che c'era di fianco alla @ sopra</text:p>
      <text:p text:style-name="P1">-un quality score in formato ascii, per discriminare tra errori e variazioni a bassa frequenza</text:p>
      <text:p text:style-name="P1"/>
      <text:p text:style-name="P1">Fasta</text:p>
      <text:p text:style-name="P1">&gt; nome+sequenza nucleotidica/amminoacidica, può usare un testo degenerato (con una N) per cose che sappiamo o non sappiamo, e un * per indicare lo stop</text:p>
      <text:p text:style-name="P1"/>
      <text:p text:style-name="P1">ENA</text:p>
      <text:p text:style-name="P1">European Nucleotide Archive, per passare dalle sequenze ai geni e viceversa</text:p>
      <text:p text:style-name="P1"/>
      <text:p text:style-name="P1">Pubmed - ricerca per parole chiave, concetti, autore, publisher e data</text:p>
      <text:p text:style-name="P1">H Index: qualità e quantità delle ricette effettuate da un ricercatore, legato a diversi parametri, es. pubblicazioni, citazioni, affidabilità del giornale della pubblicazione</text:p>
      <text:p text:style-name="P1"/>
      <text:p text:style-name="P1">SRA, Sequence Read Archive: reads che escono direttamente dal sequenziatore in fastq, in particolare frammenti del genoma studiato, informazioni in formato stringhe di nucleotidi</text:p>
      <text:p text:style-name="P1"/>
      <text:p text:style-name="P1">UCSC Genome Browser</text:p>
      <text:p text:style-name="P1">nasce per analizzare human genome project, vengono aggiunti anche una serie di genomi di altre specie vertebrate/invertebrate modelli (es. drosophila). Permette di fare una PCR in silico, ovvero amplificare una sequenza con un primer designato per vedere se non si formano sequenze aspecifiche</text:p>
      <text:p text:style-name="P1"/>
      <text:p text:style-name="P1">Blat: equivalente di blast</text:p>
      <text:p text:style-name="P1"/>
      <text:p text:style-name="P1">Genome Data Viewer: contiene più piante rispetto ad altri data browser, es. Vitis Vinifera</text:p>
      <text:p text:style-name="P1"/>
      <text:p text:style-name="P1">Ensembl: concentrato su studio delle varianti</text:p>
      <text:p text:style-name="P1">Nella versione web bisogna stare attenti al version control, perchè un update di assembly potrebbe cambiare il nome delle varianti o la loro codifica e dare errori/risultati errati</text:p>
      <text:p text:style-name="P1">Bisogna tenere in conto se la numerazione usata è 0 o 1 based</text:p>
      <text:p text:style-name="P1"/>
      <text:p text:style-name="P1">Biomart: permette di scaricare file in formati che vogliamo noi e con caratteristiche che ci interessano, come la "find co-located known variants" e la freq. Allelica in 1000 genome project o gnomAD (se è disponibile), la transcript annotation e aggiungiamo alle informazioni selezionate anche se il trascritto canonico (il trascritto canonico è quello più lungo o quello ubiquitario, se sono tutti ubiquitari prendiamo quello più lungo), Phenotype Data serve per sapere se in caso di clinica quali conseguenze dà questa mutazione</text:p>
      <text:p text:style-name="P1"/>
      <text:p text:style-name="P1">Clinvar: ci aiuta con il concetto di actionability, ovvero quando è possibile prendere decisioni cliniche su una variante. Un essere umano ha circa 100 varianti stop in eterozigosi e 20 in omozigosi, però non sono deleterie solitamente. Qualità in stelle della variante si basa su: panel expert, submission, riconoscimento della funzione della variabile, guida clinica</text:p>
      <text:p text:style-name="P1"><text:soft-page-break/>Collegamento alla banca dati OMIM che ricollega varianti a patologie a trasmissione mendeliana</text:p>
      <text:p text:style-name="P1"/>
      <text:p text:style-name="P1">gnomAd</text:p>
      <text:p text:style-name="P1">Varianti rare, attraverso coordinate genomiche possiamo predirre conseguenze di un cambio amminoacidico tramite score da 1 a 0. Le varianti rare sono invece particolari, richiedono database che presentino un grande numero di dati da sequenziamenti</text:p>
      <text:p text:style-name="P1">Avere a disposizione grossi numeri di sequenziamento permette di capire quante mutazioni possono avvenire su regioni del genoma e quante siano influenti</text:p>
      <text:p text:style-name="P1"/>
      <text:p text:style-name="P1">In media ci sono tra 50k/70k varianti a numero elevato soprattutto in regioni non codificanti</text:p>
      <text:p text:style-name="P1">20k varianti esoniche, di cui 500 rare, guardando spesso il trio</text:p>
      <text:p text:style-name="P1"/>
      <text:p text:style-name="P1">LoF vengono ripulite tramite algoritmo di filtraggio LOFTEE che stabilisce se ci sono mutazioni rare nei soggetti esaminati</text:p>
      <text:p text:style-name="P1">Esistono modelli compensativi per salvare l'individuo che non mostra fenotipo malato</text:p>
      <text:p text:style-name="P1"/>
      <text:p text:style-name="P1">Ogni variante ha un numero di varianti trovate minore di quello attese, il rapporto tra attese/trovate si chiama "livello di costrizione". Più è ridotto questo valore, più le varianti sul gene sono rare</text:p>
      <text:p text:style-name="P1"/>
      <text:p text:style-name="P1">Versione 2.1.1 di gnomAD è la più completa e per usare assembly 38 bisogna prima usare il tool LiftOver per il cambiamento</text:p>
      <text:p text:style-name="P1"/>
      <text:p text:style-name="P1">NCBI protein</text:p>
      <text:p text:style-name="P1">Comprensivo ma meno curato, grosse quantità di informazioni</text:p>
      <text:p text:style-name="P1"/>
      <text:p text:style-name="P1">Uniprot </text:p>
      <text:p text:style-name="P1">per trovare proteine estremamente specifiche</text:p>
      <text:p text:style-name="P1"/>
      <text:p text:style-name="P1">Alphafold</text:p>
      <text:p text:style-name="P1">Basato sul deep learning, per le strutture proteiche</text:p>
      <text:p text:style-name="P1"/>
      <text:p text:style-name="P1">Universal Protein Resource</text:p>
      <text:p text:style-name="P1"/>
      <text:p text:style-name="P1">protein data bank</text:p>
      <text:p text:style-name="P1">per strutture, si connette ad alphafold e ha anche predizioni di struttura, prima erano solo dati di cristallizzazione</text:p>
      <text:p text:style-name="P1"/>
      <text:p text:style-name="P1">Database metabolici</text:p>
      <text:p text:style-name="P1">passano da funzione a struttura della proteina per integrare in pathway metabolici</text:p>
      <text:p text:style-name="P1">Lo possiamo usare per capire il funzionamento di un determinato enzima e capire nomi comuni, trovare EC number</text:p>
      <text:p text:style-name="P1"/>
      <text:p text:style-name="P1">Blast:</text:p>
      <text:p text:style-name="P1">Spezzetta sequenza in pezzi che vengono man mano allungati, si trova un match fino al 50esimo nucleotide, se il 51esimo è diverso blast va avanti fino a una percentuale di differenza</text:p>
      <text:p text:style-name="P1">varianti: megablast per sequenze molto simili, blastn per abbastanza simili, blastn discontinuo per sequenze anche molto differenti.</text:p>
      <text:p text:style-name="P1">e value: probabilità che questo match abbia un valore biologico: quanto è possibile che la sequenza accoppiata non è un semplice caso: solitamente la soglia &lt; di 10^-5 è dove la sequenza è sensata</text:p>
      <text:p text:style-name="P1"/>
      <text:p text:style-name="P1">DNA barcoding: sequenza unica per tutte le specie, per gli animali solitamente citocromo ossidasi I</text:p>
      <text:p text:style-name="P1"/>
      <text:p text:style-name="P1"><text:soft-page-break/>Geni di resistenza: mantenimento e diffusione di mutazioni specifiche permettono a microrganismi di sopravvivere ad antibiotici</text:p>
      <text:p text:style-name="P1"/>
      <text:p text:style-name="P1">Network mitcondriale: mitocondri formano delle connessioni che sono fondamentali per la vita cellulare, disfunzioni dei geni di fusione e fissione dei mitocondri possono causare gravi malattie (es PARL)</text:p>
      <text:p text:style-name="P1"/>
      <text:p text:style-name="P1">Assemblaggio di genomi</text:p>
      <text:p text:style-name="P1">procariotici: prodigal</text:p>
      <text:p text:style-name="P1">eucariotici: augustus</text:p>
      <text:p text:style-name="P1">inserisco in un orf caller il file passato da fastq all'assembler</text:p>
      <text:p text:style-name="P1"/>
      <text:p text:style-name="P1">Database flybase per cercare geni di drosophila</text:p>
      <text:p text:style-name="P1"/>
      <text:p text:style-name="P1">misannotation: un elicasi è affine a un'altra al 70%, ma quell'altra era stata annotata come "affine a una terza elicasi al 70%": match reale del 49%</text:p>
      <text:p text:style-name="P1"/>
      <text:p text:style-name="P1">Fastqc per determinare qualità di un fastq</text:p>
      <text:p text:style-name="P1"/>
      <text:p text:style-name="P1">ottengo un fasta</text:p>
      <text:p text:style-name="P1"/>
      <text:p text:style-name="P1"/>
      <text:p text:style-name="P3">ALT -&gt; contiene multipli alleli alternativi per varianti, mentre allele tiene solo quello che ho etichettato come worst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4M43S</meta:editing-duration>
    <meta:editing-cycles>5</meta:editing-cycles>
    <meta:generator>OpenOffice/4.1.14$Win32 OpenOffice.org_project/4114m1$Build-9811</meta:generator>
    <dc:date>2023-07-07T12:09:15.63</dc:date>
    <meta:document-statistic meta:table-count="0" meta:image-count="0" meta:object-count="0" meta:page-count="3" meta:paragraph-count="62" meta:word-count="901" meta:character-count="5933"/>
    <meta:user-defined meta:name="Info 1"/>
    <meta:user-defined meta:name="Info 2"/>
    <meta:user-defined meta:name="Info 3"/>
    <meta:user-defined meta:name="Info 4"/>
  </office:meta>
</office:document-meta>
</file>